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f8db" officeooo:paragraph-rsid="001bf8db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bfb64" officeooo:paragraph-rsid="001bfb64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c6916" officeooo:paragraph-rsid="001c691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f0195" officeooo:paragraph-rsid="001f019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054d3" officeooo:paragraph-rsid="002054d3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12a0c" officeooo:paragraph-rsid="00212a0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276fc" officeooo:paragraph-rsid="002276fc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3f379" officeooo:paragraph-rsid="0023f37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4c3b2" officeooo:paragraph-rsid="0024c3b2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513d7" officeooo:paragraph-rsid="002513d7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7aae1" officeooo:paragraph-rsid="0027aae1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a8648" officeooo:paragraph-rsid="002a8648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e7658" officeooo:paragraph-rsid="002e7658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310b53" officeooo:paragraph-rsid="00310b53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32ab16" officeooo:paragraph-rsid="0032ab16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ce efficient secret sharing for implicit data security</text:p>
      <text:p text:style-name="P1"/>
      <text:list xml:id="list1158774543372272408" text:style-name="L1">
        <text:list-item>
          <text:p text:style-name="P2">new information dispersal scheme that provides near optimal space efficiency.</text:p>
        </text:list-item>
        <text:list-item>
          <text:p text:style-name="P3">makes use of repeated polynomial interpolation</text:p>
        </text:list-item>
        <text:list-item>
          <text:p text:style-name="P4">implicit data security</text:p>
        </text:list-item>
        <text:list-item>
          <text:p text:style-name="P5">implicitly secure if no explicit encryption key is used and the pieces in themselves do not reveal any information until at least a certain number of them are brought together</text:p>
        </text:list-item>
        <text:list-item>
          <text:p text:style-name="P6">relax the security conditions on implicit security to include computational security</text:p>
        </text:list-item>
        <text:list-item>
          <text:p text:style-name="P7">Information theoretically secure secret sharing schemes are space inefficient because a k-out-of-n secret sharing tech-nique generates n shares each of size at least that of the secret itself, leading to a n-fold increase in required storage</text:p>
        </text:list-item>
        <text:list-item>
          <text:p text:style-name="P8">notion of recursion in secret sharing</text:p>
        </text:list-item>
        <text:list-item>
          <text:p text:style-name="P9">Since we produce shares of size smaller than that of the secret, each share leaks some information about the secret</text:p>
        </text:list-item>
        <text:list-item>
          <text:p text:style-name="P10">In our implementation, we first divide secret S into k -1 pieces.</text:p>
        </text:list-item>
        <text:list-item>
          <text:p text:style-name="P11">we divide the secret into pieces of size <draw:frame draw:style-name="fr1" draw:name="Object1" text:anchor-type="as-char" svg:y="-0.691cm" svg:width="1.371cm" svg:height="1.12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2">share size <text:s/>is the optimal size of a share for a k-out-of-n secret sharing scheme.<draw:frame draw:style-name="fr2" draw:name="Object2" text:anchor-type="as-char" svg:y="-0.67cm" svg:width="0.801cm" svg:height="1.097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3">a space optimal (k, n) secret sharing scheme is a secret sharing scheme that, for a secret S produces shares of size <draw:frame draw:style-name="fr2" draw:name="Object3" text:anchor-type="as-char" svg:y="-0.67cm" svg:width="0.801cm" svg:height="1.09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14">And a space efficient secret sharing scheme is a secret sharing scheme that approaches the optimal factor of <draw:frame draw:style-name="fr2" draw:name="Object4" text:anchor-type="as-char" svg:y="-0.67cm" svg:width="0.801cm" svg:height="1.09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 in terms of share size.</text:p>
        </text:list-item>
        <text:list-item>
          <text:p text:style-name="P15">The bound of <draw:frame draw:style-name="fr2" draw:name="Object5" text:anchor-type="as-char" svg:y="-0.67cm" svg:width="0.801cm" svg:height="1.09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is clearly optimal if the secret is to be recovered from k sha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1:02:51.153931168</meta:creation-date>
    <dc:date>2014-08-12T15:41:25.394848158</dc:date>
    <meta:editing-duration>PT6H16M19S</meta:editing-duration>
    <meta:editing-cycles>23</meta:editing-cycles>
    <meta:generator>LibreOffice/4.2.4.2$Linux_X86_64 LibreOffice_project/420m0$Build-2</meta:generator>
    <meta:document-statistic meta:table-count="0" meta:image-count="0" meta:object-count="5" meta:page-count="1" meta:paragraph-count="15" meta:word-count="240" meta:character-count="1388" meta:non-whitespace-character-count="1169"/>
  </office:meta>
</office:document-meta>
</file>

<file path=Object 1/content.xml><?xml version="1.0" encoding="utf-8"?>
<math xmlns="http://www.w3.org/1998/Math/MathML" display="block">
  <semantics>
    <mrow>
      <mo fence="true" stretchy="true">⌈</mo>
      <mrow>
        <mfrac>
          <mrow>
            <mo fence="true" stretchy="false">|</mo>
            <mrow>
              <mi>S</mi>
            </mrow>
            <mo fence="true" stretchy="false">|</mo>
          </mrow>
          <mrow>
            <mi>k</mi>
            <mo stretchy="false">−</mo>
            <mn>1</mn>
          </mrow>
        </mfrac>
      </mrow>
      <mo fence="true" stretchy="true">⌉</mo>
    </mrow>
    <annotation encoding="StarMath 5.0">left lceil{ lline S rline } over {k-1} right rceil
</annotation>
  </semantics>
</math>
</file>

<file path=Object 2/content.xml><?xml version="1.0" encoding="utf-8"?>
<math xmlns="http://www.w3.org/1998/Math/MathML" display="block">
  <semantics>
    <mrow>
      <mo fence="true" stretchy="true">|</mo>
      <mrow>
        <mfrac>
          <mi>S</mi>
          <mi>k</mi>
        </mfrac>
      </mrow>
      <mo fence="true" stretchy="true">|</mo>
    </mrow>
    <annotation encoding="StarMath 5.0">left lline {S} over {k} right rline</annotation>
  </semantics>
</math>
</file>

<file path=Object 3/content.xml><?xml version="1.0" encoding="utf-8"?>
<math xmlns="http://www.w3.org/1998/Math/MathML" display="block">
  <semantics>
    <mrow>
      <mo fence="true" stretchy="true">|</mo>
      <mrow>
        <mfrac>
          <mi>S</mi>
          <mi>k</mi>
        </mfrac>
      </mrow>
      <mo fence="true" stretchy="true">|</mo>
    </mrow>
    <annotation encoding="StarMath 5.0">left lline {S} over {k} right rline</annotation>
  </semantics>
</math>
</file>

<file path=Object 4/content.xml><?xml version="1.0" encoding="utf-8"?>
<math xmlns="http://www.w3.org/1998/Math/MathML" display="block">
  <semantics>
    <mrow>
      <mo fence="true" stretchy="true">|</mo>
      <mrow>
        <mfrac>
          <mi>S</mi>
          <mi>k</mi>
        </mfrac>
      </mrow>
      <mo fence="true" stretchy="true">|</mo>
    </mrow>
    <annotation encoding="StarMath 5.0">left lline {S} over {k} right rline</annotation>
  </semantics>
</math>
</file>

<file path=Object 5/content.xml><?xml version="1.0" encoding="utf-8"?>
<math xmlns="http://www.w3.org/1998/Math/MathML" display="block">
  <semantics>
    <mrow>
      <mo fence="true" stretchy="true">|</mo>
      <mrow>
        <mfrac>
          <mi>S</mi>
          <mi>k</mi>
        </mfrac>
      </mrow>
      <mo fence="true" stretchy="true">|</mo>
    </mrow>
    <annotation encoding="StarMath 5.0">left lline {S} over {k} right rline</annotation>
  </semantics>
</math>
</file>